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February 27, 2022 (04:11: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7T21:12:07Z</meta:creation-date>
    <dc:date>2022-02-27T21:12:07Z</dc:date>
    <meta:user-defined meta:name="date" meta:value-type="string">February  27, 2022 (04:11: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